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2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2</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2</text:p>
      <text:p text:style-name="P102">- Si se quiere hacer algo aplicando un filtro al color, hay que tener cuidado con los reflejos de la luz sobre el plástico que suele haber delante de las bandas horizontales.</text:p>
      <text:p text:style-name="P103"/>
      <text:p text:style-name="P104">23/01/22</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2</text:p>
      <text:p text:style-name="P108">- Se sigue intentando quitar los reflejos de la luz pero sin éxito, se ha preguntado en StackOverflow.</text:p>
      <text:p text:style-name="P109"/>
      <text:p text:style-name="P110">25/01/22</text:p>
      <text:p text:style-name="P111">- Se ha solucionado el problema de los reflejos poniendo a color la media de los píxeles con más de (200, 200, 200) que son los que tienen el reflejo y están a un tono bastante<text:s/>cercano al<text:s/>blanco. Quizás para que quede mejor, quitar solo el reflejo de los píxeles comprendido entre las bandas detectadas/rellenadas/creadas<text:s/>y que además superen el (200, 200, 200).</text:p>
      <text:p text:style-name="P112"/>
      <text:p text:style-name="P113">26/01/22</text:p>
      <text:p text:style-name="P114">-<text:s/>Se ha comenzado el algoritmo para eliminar parejas en la zona de productos.</text:p>
      <text:p text:style-name="P115"/>
      <text:p text:style-name="P116">SE DEBE DE HACER UN ALGORITMO ITERATIVO DE TAL MANERA QUE SI POR EJEMPLO FORMAMOS UNA PAREJA EN LOS PRODUCTOS, EL ALGORITMO RECONOZCA DE ALGUNA MANERA QUE ESA PAREJA ESTÁ MAL PARA DESECHARLA Y BUSCAR OTRA</text:p>
      <text:p text:style-name="P117"/>
      <text:p text:style-name="P118">A LA HORA DE CONSIDERAR DOS LÍNEAS COMO LA MISMA, ES MEJOR QUE NOS PASEMOS A QUEDARNOS CORTOS, PORQUE SI NOS PASAMOS SIMPLEMENTE NOS<text:s/><text:soft-page-break/>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19"/>
      <text:p text:style-name="P120">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21"/>
      <text:p text:style-name="P122">MIRAR CÓMO HACER EL RELLENO DE LÍNEAS SUELTAS HACIA EL LADO CORRECTO</text:p>
      <text:p text:style-name="P123"/>
      <text:p text:style-name="P124">MIRAR SI EN VEZ DE CREAR LAS BANDAS HORIZONTALES SOLO USANDO LAS ALTURAS, USAR MEJOR LAS LÍNEAS DETECTADAS CON SU INCLINACIÓN INCLUÍDA (SI LA TIENEN)</text:p>
      <text:p text:style-name="P125"/>
      <text:p text:style-name="P126">EN VEZ DE HACER UN CÓDIGO TAN LARGO, HACER FUNCIONES E IMPORTARLAS COMO EN AMPLI DE ROBÓTICA</text:p>
      <text:p text:style-name="P127"/>
      <text:p text:style-name="Standard"><text:span text:style-name="T128">pip install opencv-contrib-python</text:span></text:p>
      <text:p text:style-name="Standard"/>
      <text:p text:style-name="Standard"/>
      <text:p text:style-name="Standard"/>
      <text:p text:style-name="P12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26T13:41:00Z</dc:date>
    <meta:template xlink:href="Normal.dotm" xlink:type="simple"/>
    <meta:editing-cycles>116</meta:editing-cycles>
    <meta:editing-duration>PT285840S</meta:editing-duration>
    <meta:document-statistic meta:page-count="7" meta:paragraph-count="36" meta:word-count="2782" meta:character-count="18047" meta:row-count="127" meta:non-whitespace-character-count="15301"/>
  </office:meta>
</office:document-meta>
</file>